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407" officeooo:paragraph-rsid="00157407"/>
    </style:style>
    <style:style style:name="P2" style:family="paragraph" style:parent-style-name="Standard">
      <style:text-properties officeooo:rsid="00170aca" officeooo:paragraph-rsid="00170aca"/>
    </style:style>
    <style:style style:name="P3" style:family="paragraph" style:parent-style-name="Standard">
      <style:text-properties officeooo:rsid="00181b7c" officeooo:paragraph-rsid="00181b7c"/>
    </style:style>
    <style:style style:name="P4" style:family="paragraph" style:parent-style-name="Standard">
      <style:text-properties officeooo:rsid="00181b7c" officeooo:paragraph-rsid="00181b7c"/>
    </style:style>
    <style:style style:name="P5" style:family="paragraph" style:parent-style-name="Standard">
      <style:text-properties officeooo:rsid="0018e077" officeooo:paragraph-rsid="0018e077"/>
    </style:style>
    <style:style style:name="P6" style:family="paragraph" style:parent-style-name="Standard">
      <style:text-properties officeooo:rsid="0019d06d" officeooo:paragraph-rsid="0019d06d"/>
    </style:style>
    <style:style style:name="T1" style:family="text">
      <style:text-properties officeooo:rsid="0018e0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r un repositorio de manera local</text:p>
      <text:p text:style-name="P1"/>
      <text:p text:style-name="P1">- primero clone with git</text:p>
      <text:p text:style-name="P1"/>
      <text:p text:style-name="P1">terminal y me muevo a la ruta donde quiero que se ejecute el proyecto</text:p>
      <text:p text:style-name="P1"/>
      <text:p text:style-name="P1">pego comando y doy yes</text:p>
      <text:p text:style-name="P1"/>
      <text:p text:style-name="P1">me muevo a la carpeta del proyecto </text:p>
      <text:p text:style-name="P1">fin init</text:p>
      <text:p text:style-name="P1"/>
      <text:p text:style-name="P1"/>
      <text:p text:style-name="P2">para subir la BD </text:p>
      <text:p text:style-name="P2"/>
      <text:p text:style-name="P2">fin db import </text:p>
      <text:p text:style-name="P2"/>
      <text:p text:style-name="P2"/>
      <text:p text:style-name="P3">consginar un informe de como generar la traduccion en cadena</text:p>
      <text:p text:style-name="P3"/>
      <text:p text:style-name="P3">Traduccion de biografias de autores</text:p>
      <text:p text:style-name="P3"/>
      <text:p text:style-name="P3"/>
      <text:p text:style-name="P3"/>
      <text:p text:style-name="P3">Usuario y contraseña Copa <text:span text:style-name="T1">A</text:span>merica <text:span text:style-name="T1">2021</text:span></text:p>
      <text:p text:style-name="P3"/>
      <text:p text:style-name="P3"/>
      <text:p text:style-name="P5">¡Hola!</text:p>
      <text:p text:style-name="P5"/>
      <text:p text:style-name="P5">Tu usuario es: </text:p>
      <text:p text:style-name="P5"/>
      <text:p text:style-name="P5">Y tu contraseña es: </text:p>
      <text:p text:style-name="P6"/>
      <text:p text:style-name="P6">url: https://live-world-cup-2018.pantheonsite.io/es/admin/people/create</text:p>
      <text:p text:style-name="P5"/>
      <text:p text:style-name="P5">¡Muchos exitos y ojala ganes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09:20:07.460861761</meta:creation-date>
    <dc:date>2021-06-11T21:01:52.633396261</dc:date>
    <meta:editing-duration>PT1H59M28S</meta:editing-duration>
    <meta:editing-cycles>3</meta:editing-cycles>
    <meta:generator>LibreOffice/7.0.5.2$Linux_X86_64 LibreOffice_project/00$Build-2</meta:generator>
    <meta:document-statistic meta:table-count="0" meta:image-count="0" meta:object-count="0" meta:page-count="1" meta:paragraph-count="16" meta:word-count="82" meta:character-count="502" meta:non-whitespace-character-count="431"/>
  </office:meta>
</office:document-meta>
</file>